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DB845821AC8138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249cm" svg:height="10.264cm" draw:z-index="0"><draw:image xlink:href="Pictures/100002010000064000000384DB845821AC8138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49:03.617268165</meta:creation-date>
    <dc:date>2022-03-17T10:51:55.051955278</dc:date>
    <meta:editing-duration>PT2M5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